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4e" officeooo:paragraph-rsid="00099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pphafleg skrifaði í C</text:p>
      <text:p text:style-name="P1">2. IBM notar AIX</text:p>
      <text:p text:style-name="P1">3. Apple</text:p>
      <text:p text:style-name="P1">4.</text:p>
      <text:p text:style-name="P1">5.</text:p>
      <text:p text:style-name="P1">6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1-02T14:59:42.511365148</meta:creation-date>
    <dc:date>2015-11-02T15:05:58.076477788</dc:date>
    <dc:creator>Rakel </dc:creator>
    <meta:editing-duration>P0D</meta:editing-duration>
    <meta:editing-cycles>1</meta:editing-cycles>
    <meta:document-statistic meta:table-count="0" meta:image-count="0" meta:object-count="0" meta:page-count="1" meta:paragraph-count="6" meta:word-count="14" meta:character-count="55" meta:non-whitespace-character-count="47"/>
    <meta:generator>LibreOffice/4.2.3.3$Linux_X86_64 LibreOffice_project/420m0$Build-3</meta:generator>
  </office:meta>
</office:document-meta>
</file>